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35cm" fo:text-align="start" style:justify-single-word="false" fo:widows="1" fo:text-indent="0cm" style:auto-text-indent="false"/>
    </style:style>
    <style:style style:name="P2" style:family="paragraph" style:parent-style-name="Preformatted_20_Text">
      <style:paragraph-properties fo:margin-left="0cm" fo:margin-right="0cm" style:line-height-at-least="0.635cm" fo:text-align="start" style:justify-single-word="false" fo:widows="1" fo:text-indent="0cm" style:auto-text-indent="false"/>
      <style:text-properties fo:font-variant="normal" fo:text-transform="none" fo:color="#212121" style:font-name="inherit" fo:font-size="12pt" fo:letter-spacing="normal" fo:language="es" fo:country="ES" fo:font-style="normal" fo:font-weight="normal"/>
    </style:style>
    <style:style style:name="T1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12121" style:font-name="arial" fo:font-size="12pt" fo:letter-spacing="normal" fo:font-style="normal" fo:font-weight="normal" officeooo:rsid="000bcd75"/>
    </style:style>
    <style:style style:name="T3" style:family="text">
      <style:text-properties fo:font-variant="normal" fo:text-transform="none" fo:color="#212121" style:font-name="arial" fo:font-size="12pt" fo:letter-spacing="normal" fo:language="es" fo:country="ES" fo:font-style="normal" fo:font-weight="normal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El diagrama de flujo es una pieza <text:s/>de documentación del programa. Muchos programas no necesitan diagramas de flujo en absoluto ; pocos programas necesitan más de un diagrama de flujo de una sola página.</text:span></text:p>
      <text:p text:style-name="P1"><text:span text:style-name="T1"><text:line-break/>Los diagramas de flujo muestran la estructura </text:span><text:span text:style-name="T2">que</text:span><text:span text:style-name="T1"> toma de un programa, el cual es sólo un aspecto de su estructura. </text:span><text:bookmark text:name="tw-target-text"/><text:span text:style-name="T2">s</text:span><text:span text:style-name="T3">e convierte esencialmente en un diagrama de la estructura del programa</text:span></text:p>
      <text:p text:style-name="P1"><text:span text:style-name="T1"><text:line-break/>Todas las normas sobre cuadro de las formas , conectores, numeración , etc. sólo son necesarios para dar inteligibilidad de diagramas de flujo detallados</text:span></text:p>
      <text:p text:style-name="P2"><text:bookmark text:name="tw-target-text2"/><text:span text:style-name="T4">programas para generar esta " herramienta de diseño indispensables "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g PEralta</meta:initial-creator>
    <meta:creation-date>2016-02-04T23:02:15.279708757</meta:creation-date>
    <meta:generator>LibreOffice/4.4.7.2$Linux_X86_64 LibreOffice_project/40$Build-2</meta:generator>
    <dc:date>2016-02-04T23:13:09.576929789</dc:date>
    <dc:creator>Faleg PEralta</dc:creator>
    <meta:editing-duration>PT10M52S</meta:editing-duration>
    <meta:editing-cycles>3</meta:editing-cycles>
    <meta:document-statistic meta:table-count="0" meta:image-count="0" meta:object-count="0" meta:page-count="1" meta:paragraph-count="4" meta:word-count="100" meta:character-count="613" meta:non-whitespace-character-count="513"/>
  </office:meta>
</office:document-meta>
</file>